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8mm"/>
    </style:style>
    <style:style style:name="co3" style:family="table-column">
      <style:table-column-properties fo:break-before="auto" style:column-width="27.46mm"/>
    </style:style>
    <style:style style:name="co4" style:family="table-column">
      <style:table-column-properties fo:break-before="auto" style:column-width="56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HTRU2</text:p>
          </table:table-cell>
          <table:table-cell table:number-columns-repeated="2"/>
          <table:table-cell office:value-type="string" calcext:value-type="string">
            <text:p>HTRU2+SIM (round 5)</text:p>
          </table:table-cell>
          <table:table-cell table:number-columns-repeated="2"/>
          <table:table-cell office:value-type="string" calcext:value-type="string">
            <text:p>abs(X1 – X2)</text:p>
          </table:table-cell>
          <table:table-cell/>
          <table:table-cell office:value-type="string" calcext:value-type="string">
            <text:p>Sx1x2</text:p>
          </table:table-cell>
          <table:table-cell office:value-type="string" calcext:value-type="string">
            <text:p>T-statistic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+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301408450704" calcext:value-type="float">
            <text:p>0.3014084507</text:p>
          </table:table-cell>
          <table:table-cell office:value-type="float" office:value="0.0417813999273" calcext:value-type="float">
            <text:p>0.0417813999</text:p>
          </table:table-cell>
          <table:table-cell/>
          <table:table-cell office:value-type="float" office:value="0.594366197183" calcext:value-type="float">
            <text:p>0.5943661972</text:p>
          </table:table-cell>
          <table:table-cell office:value-type="float" office:value="0.0231432066551" calcext:value-type="float">
            <text:p>0.0231432067</text:p>
          </table:table-cell>
          <table:table-cell/>
          <table:table-cell table:formula="of:=[.E3] - [.B3]" office:value-type="float" office:value="0.292957746479" calcext:value-type="float">
            <text:p>0.2929577465</text:p>
          </table:table-cell>
          <table:table-cell/>
          <table:table-cell table:formula="of:=SQRT( (([.B11]-1)*[.C3]^2+([.B11]-1)*[.F3]^2) / (2 * [.B11] - 2) )" office:value-type="float" office:value="0.0337734614317636" calcext:value-type="float">
            <text:p>0.0337734614</text:p>
          </table:table-cell>
          <table:table-cell table:formula="of:= [.H3] / ([.J3] * SQRT( (1 / SQRT([.B11])) + (1 / SQRT([.B11]) )))" office:value-type="float" office:value="9.17184941659162" calcext:value-type="float">
            <text:p>9.1718494166</text:p>
          </table:table-cell>
          <table:table-cell/>
          <table:table-cell table:formula="of:= COM.MICROSOFT.T.DIST.2T([.K3]; [.B11] - 1)" office:value-type="float" office:value="0.000784633249157034" calcext:value-type="float">
            <text:p>0.0007846332</text:p>
          </table:table-cell>
          <table:table-cell/>
          <table:table-cell office:value-type="float" office:value="0.000784633249157034" calcext:value-type="float">
            <text:p>0.0007846332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83098591549" calcext:value-type="float">
            <text:p>0.3830985915</text:p>
          </table:table-cell>
          <table:table-cell office:value-type="float" office:value="0.0270920902277" calcext:value-type="float">
            <text:p>0.0270920902</text:p>
          </table:table-cell>
          <table:table-cell/>
          <table:table-cell office:value-type="float" office:value="0.602816901408" calcext:value-type="float">
            <text:p>0.6028169014</text:p>
          </table:table-cell>
          <table:table-cell office:value-type="float" office:value="0.0117839440357" calcext:value-type="float">
            <text:p>0.011783944</text:p>
          </table:table-cell>
          <table:table-cell/>
          <table:table-cell table:formula="of:=[.E4] - [.B4]" office:value-type="float" office:value="0.219718309859" calcext:value-type="float">
            <text:p>0.2197183099</text:p>
          </table:table-cell>
          <table:table-cell/>
          <table:table-cell table:formula="of:=SQRT( (([.B12]-1)*[.C4]^2+([.B12]-1)*[.F4]^2) / (2 * [.B12] - 2) )" office:value-type="float" office:value="0.0208906999636483" calcext:value-type="float">
            <text:p>0.0208907</text:p>
          </table:table-cell>
          <table:table-cell table:formula="of:= [.H4] / ([.J4] * SQRT( (1 / SQRT([.B12])) + (1 / SQRT([.B12]) )))" office:value-type="float" office:value="11.1209211419867" calcext:value-type="float">
            <text:p>11.120921142</text:p>
          </table:table-cell>
          <table:table-cell/>
          <table:table-cell table:formula="of:= COM.MICROSOFT.T.DIST.2T([.K4]; [.B12] - 1)" office:value-type="float" office:value="0.000371991462194165" calcext:value-type="float">
            <text:p>0.0003719915</text:p>
          </table:table-cell>
          <table:table-cell/>
          <table:table-cell office:value-type="float" office:value="0.000371991462194165" calcext:value-type="float">
            <text:p>0.0003719915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380281690141" calcext:value-type="float">
            <text:p>0.380281690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46478873239" calcext:value-type="float">
            <text:p>0.464788732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E5] - [.B5]" office:value-type="float" office:value="0.084507042249" calcext:value-type="float">
            <text:p>0.0845070422</text:p>
          </table:table-cell>
          <table:table-cell/>
          <table:table-cell table:formula="of:=SQRT( (([.B13]-1)*[.C5]^2+([.B13]-1)*[.F5]^2) / (2 * [.B13] - 2) )" office:value-type="float" office:value="0.00710633520177595" calcext:value-type="float">
            <text:p>0.0071063352</text:p>
          </table:table-cell>
          <table:table-cell table:formula="of:= [.H5] / ([.J5] * SQRT( (1 / SQRT([.B13])) + (1 / SQRT([.B13]) )))" office:value-type="float" office:value="12.5740364752453" calcext:value-type="float">
            <text:p>12.5740364752</text:p>
          </table:table-cell>
          <table:table-cell/>
          <table:table-cell table:formula="of:= COM.MICROSOFT.T.DIST.2T([.K5]; [.B13] - 1)" office:value-type="float" office:value="0.000230228160817084" calcext:value-type="float">
            <text:p>0.0002302282</text:p>
          </table:table-cell>
          <table:table-cell/>
          <table:table-cell office:value-type="float" office:value="0.000230228160817084" calcext:value-type="float">
            <text:p>0.0002302282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487323943662" calcext:value-type="float">
            <text:p>0.4873239437</text:p>
          </table:table-cell>
          <table:table-cell office:value-type="float" office:value="0.0125975660704" calcext:value-type="float">
            <text:p>0.0125975661</text:p>
          </table:table-cell>
          <table:table-cell/>
          <table:table-cell office:value-type="float" office:value="0.681690140845" calcext:value-type="float">
            <text:p>0.6816901408</text:p>
          </table:table-cell>
          <table:table-cell office:value-type="float" office:value="0.00771440221838" calcext:value-type="float">
            <text:p>0.0077144022</text:p>
          </table:table-cell>
          <table:table-cell/>
          <table:table-cell table:formula="of:=[.E6] - [.B6]" office:value-type="float" office:value="0.194366197183" calcext:value-type="float">
            <text:p>0.1943661972</text:p>
          </table:table-cell>
          <table:table-cell/>
          <table:table-cell table:formula="of:=SQRT( (([.B14]-1)*[.C6]^2+([.B14]-1)*[.F6]^2) / (2 * [.B14] - 2) )" office:value-type="float" office:value="0.010445349981811" calcext:value-type="float">
            <text:p>0.01044535</text:p>
          </table:table-cell>
          <table:table-cell table:formula="of:= [.H6] / ([.J6] * SQRT( (1 / SQRT([.B14])) + (1 / SQRT([.B14]) )))" office:value-type="float" office:value="19.6754758666204" calcext:value-type="float">
            <text:p>19.6754758666</text:p>
          </table:table-cell>
          <table:table-cell/>
          <table:table-cell table:formula="of:= COM.MICROSOFT.T.DIST.2T([.K6]; [.B14] - 1)" office:value-type="float" office:value="0.0000393557386452864" calcext:value-type="float">
            <text:p>3.93557386452864E-05</text:p>
          </table:table-cell>
          <table:table-cell/>
          <table:table-cell office:value-type="float" office:value="0.0000393557386452864" calcext:value-type="float">
            <text:p>3.93557386452864E-05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292957746479" calcext:value-type="float">
            <text:p>0.2929577465</text:p>
          </table:table-cell>
          <table:table-cell office:value-type="float" office:value="0.0575572302583" calcext:value-type="float">
            <text:p>0.0575572303</text:p>
          </table:table-cell>
          <table:table-cell/>
          <table:table-cell office:value-type="float" office:value="0.5633802816" calcext:value-type="float">
            <text:p>0.5633802816</text:p>
          </table:table-cell>
          <table:table-cell office:value-type="float" office:value="0.0385720110919" calcext:value-type="float">
            <text:p>0.0385720111</text:p>
          </table:table-cell>
          <table:table-cell/>
          <table:table-cell table:formula="of:=[.E7] - [.B7]" office:value-type="float" office:value="0.270422535121" calcext:value-type="float">
            <text:p>0.2704225351</text:p>
          </table:table-cell>
          <table:table-cell/>
          <table:table-cell table:formula="of:=SQRT( (([.B15]-1)*[.C7]^2+([.B15]-1)*[.F7]^2) / (2 * [.B15] - 2) )" office:value-type="float" office:value="0.0489930341716076" calcext:value-type="float">
            <text:p>0.0489930342</text:p>
          </table:table-cell>
          <table:table-cell table:formula="of:= [.H7] / ([.J7] * SQRT( (1 / SQRT([.B15])) + (1 / SQRT([.B15]) )))" office:value-type="float" office:value="5.83627902330242" calcext:value-type="float">
            <text:p>5.8362790233</text:p>
          </table:table-cell>
          <table:table-cell/>
          <table:table-cell table:formula="of:= COM.MICROSOFT.T.DIST.2T([.K7]; [.B15] - 1)" office:value-type="float" office:value="0.00429587374158253" calcext:value-type="float">
            <text:p>0.0042958737</text:p>
          </table:table-cell>
          <table:table-cell/>
          <table:table-cell office:value-type="float" office:value="0.00429587374158253" calcext:value-type="float">
            <text:p>0.0042958737</text:p>
          </table:table-cell>
        </table:table-row>
        <table:table-row table:style-name="ro1">
          <table:table-cell office:value-type="string" calcext:value-type="string">
            <text:p>AdB</text:p>
          </table:table-cell>
          <table:table-cell office:value-type="float" office:value="0.357746478873" calcext:value-type="float">
            <text:p>0.3577464789</text:p>
          </table:table-cell>
          <table:table-cell office:value-type="float" office:value="0.0160588088042" calcext:value-type="float">
            <text:p>0.0160588088</text:p>
          </table:table-cell>
          <table:table-cell/>
          <table:table-cell office:value-type="float" office:value="0.557746478873" calcext:value-type="float">
            <text:p>0.5577464789</text:p>
          </table:table-cell>
          <table:table-cell office:value-type="float" office:value="0.00771440221838" calcext:value-type="float">
            <text:p>0.0077144022</text:p>
          </table:table-cell>
          <table:table-cell/>
          <table:table-cell table:formula="of:=[.E8] - [.B8]" office:value-type="float" office:value="0.2" calcext:value-type="float">
            <text:p>0.2</text:p>
          </table:table-cell>
          <table:table-cell/>
          <table:table-cell table:formula="of:=SQRT( (([.B16]-1)*[.C8]^2+([.B16]-1)*[.F8]^2) / (2 * [.B16] - 2) )" office:value-type="float" office:value="0.0125975660704121" calcext:value-type="float">
            <text:p>0.0125975661</text:p>
          </table:table-cell>
          <table:table-cell table:formula="of:= [.H8] / ([.J8] * SQRT( (1 / SQRT([.B16])) + (1 / SQRT([.B16]) )))" office:value-type="float" office:value="16.7869135598187" calcext:value-type="float">
            <text:p>16.7869135598</text:p>
          </table:table-cell>
          <table:table-cell/>
          <table:table-cell table:formula="of:= COM.MICROSOFT.T.DIST.2T([.K8]; [.B16] - 1)" office:value-type="float" office:value="0.0000738010929581497" calcext:value-type="float">
            <text:p>7.38010929581497E-05</text:p>
          </table:table-cell>
          <table:table-cell/>
          <table:table-cell office:value-type="float" office:value="0.0000738010929581497" calcext:value-type="float">
            <text:p>7.38010929581497E-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: Number of sample points (= k_folds)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HTRU1</text:p>
          </table:table-cell>
          <table:table-cell table:number-columns-repeated="2"/>
          <table:table-cell office:value-type="string" calcext:value-type="string">
            <text:p>HTRU1+SIM (round 5)</text:p>
          </table:table-cell>
          <table:table-cell table:number-columns-repeated="2"/>
          <table:table-cell office:value-type="string" calcext:value-type="string">
            <text:p>abs(X1 – X2)</text:p>
          </table:table-cell>
          <table:table-cell/>
          <table:table-cell office:value-type="string" calcext:value-type="string">
            <text:p>Sx1x2</text:p>
          </table:table-cell>
          <table:table-cell office:value-type="string" calcext:value-type="string">
            <text:p>T-statistic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+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818918918919" calcext:value-type="float">
            <text:p>0.8189189189</text:p>
          </table:table-cell>
          <table:table-cell office:value-type="float" office:value="0.0400875593897" calcext:value-type="float">
            <text:p>0.0400875594</text:p>
          </table:table-cell>
          <table:table-cell/>
          <table:table-cell office:value-type="float" office:value="0.859459459459" calcext:value-type="float">
            <text:p>0.8594594595</text:p>
          </table:table-cell>
          <table:table-cell office:value-type="float" office:value="0.0245485163846" calcext:value-type="float">
            <text:p>0.0245485164</text:p>
          </table:table-cell>
          <table:table-cell/>
          <table:table-cell table:formula="of:=ABS([.E21] - [.B21])" office:value-type="float" office:value="0.0405405405399999" calcext:value-type="float">
            <text:p>0.0405405405</text:p>
          </table:table-cell>
          <table:table-cell/>
          <table:table-cell table:formula="of:=SQRT( (([.B29]-1)*[.C21]^2+([.B29]-1)*[.F21]^2) / (2 * [.B29] - 2) )" office:value-type="float" office:value="0.0332388483141918" calcext:value-type="float">
            <text:p>0.0332388483</text:p>
          </table:table-cell>
          <table:table-cell table:formula="of:= [.H21] / ([.J21] * SQRT( (1 / SQRT([.B29])) + (1 / SQRT([.B29]) )))" office:value-type="float" office:value="1.28964764862327" calcext:value-type="float">
            <text:p>1.2896476486</text:p>
          </table:table-cell>
          <table:table-cell/>
          <table:table-cell table:formula="of:= COM.MICROSOFT.T.DIST.2T([.K21]; [.B29] - 1)" office:value-type="float" office:value="0.266687811101651" calcext:value-type="float">
            <text:p>0.2666878111</text:p>
          </table:table-cell>
          <table:table-cell/>
          <table:table-cell office:value-type="string" calcext:value-type="string">
            <text:p>//No significant chang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816216216216" calcext:value-type="float">
            <text:p>0.8162162162</text:p>
          </table:table-cell>
          <table:table-cell office:value-type="float" office:value="0.0120868539324" calcext:value-type="float">
            <text:p>0.0120868539</text:p>
          </table:table-cell>
          <table:table-cell/>
          <table:table-cell office:value-type="float" office:value="0.854054054054" calcext:value-type="float">
            <text:p>0.8540540541</text:p>
          </table:table-cell>
          <table:table-cell office:value-type="float" office:value="0.0336483772919" calcext:value-type="float">
            <text:p>0.0336483773</text:p>
          </table:table-cell>
          <table:table-cell/>
          <table:table-cell table:formula="of:=ABS([.E22] - [.B22])" office:value-type="float" office:value="0.0378378378380001" calcext:value-type="float">
            <text:p>0.0378378378</text:p>
          </table:table-cell>
          <table:table-cell/>
          <table:table-cell table:formula="of:=SQRT( (([.B30]-1)*[.C22]^2+([.B30]-1)*[.F22]^2) / (2 * [.B30] - 2) )" office:value-type="float" office:value="0.0252814688295718" calcext:value-type="float">
            <text:p>0.0252814688</text:p>
          </table:table-cell>
          <table:table-cell table:formula="of:= [.H22] / ([.J22] * SQRT( (1 / SQRT([.B30])) + (1 / SQRT([.B30]) )))" office:value-type="float" office:value="1.5825283993716" calcext:value-type="float">
            <text:p>1.5825283994</text:p>
          </table:table-cell>
          <table:table-cell/>
          <table:table-cell table:formula="of:= COM.MICROSOFT.T.DIST.2T([.K22]; [.B30] - 1)" office:value-type="float" office:value="0.188694314889028" calcext:value-type="float">
            <text:p>0.1886943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810810810811" calcext:value-type="float">
            <text:p>0.81081081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24324324324" calcext:value-type="float">
            <text:p>0.824324324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E23] - [.B23])" office:value-type="float" office:value="0.0135135135129999" calcext:value-type="float">
            <text:p>0.0135135135</text:p>
          </table:table-cell>
          <table:table-cell/>
          <table:table-cell table:formula="of:=SQRT( (([.B31]-1)*[.C23]^2+([.B31]-1)*[.F23]^2) / (2 * [.B31] - 2) )" office:value-type="float" office:value="0.00710633520177595" calcext:value-type="float">
            <text:p>0.0071063352</text:p>
          </table:table-cell>
          <table:table-cell table:formula="of:= [.H23] / ([.J23] * SQRT( (1 / SQRT([.B31])) + (1 / SQRT([.B31]) )))" office:value-type="float" office:value="2.01071303999154" calcext:value-type="float">
            <text:p>2.01071304</text:p>
          </table:table-cell>
          <table:table-cell/>
          <table:table-cell table:formula="of:= COM.MICROSOFT.T.DIST.2T([.K23]; [.B31] - 1)" office:value-type="float" office:value="0.114705629575743" calcext:value-type="float">
            <text:p>0.114705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981081081081" calcext:value-type="float">
            <text:p>0.9810810811</text:p>
          </table:table-cell>
          <table:table-cell office:value-type="float" office:value="0.0074016561825" calcext:value-type="float">
            <text:p>0.0074016562</text:p>
          </table:table-cell>
          <table:table-cell/>
          <table:table-cell office:value-type="float" office:value="0.986486486486" calcext:value-type="float">
            <text:p>0.986486486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E24] - [.B24])" office:value-type="float" office:value="0.00540540540500001" calcext:value-type="float">
            <text:p>0.0054054054</text:p>
          </table:table-cell>
          <table:table-cell/>
          <table:table-cell table:formula="of:=SQRT( (([.B32]-1)*[.C24]^2+([.B32]-1)*[.F24]^2) / (2 * [.B32] - 2) )" office:value-type="float" office:value="0.00528131206443723" calcext:value-type="float">
            <text:p>0.0052813121</text:p>
          </table:table-cell>
          <table:table-cell table:formula="of:= [.H24] / ([.J24] * SQRT( (1 / SQRT([.B32])) + (1 / SQRT([.B32]) )))" office:value-type="float" office:value="1.08221598586834" calcext:value-type="float">
            <text:p>1.0822159859</text:p>
          </table:table-cell>
          <table:table-cell/>
          <table:table-cell table:formula="of:= COM.MICROSOFT.T.DIST.2T([.K24]; [.B32] - 1)" office:value-type="float" office:value="0.340037380815815" calcext:value-type="float">
            <text:p>0.3400373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821621621622" calcext:value-type="float">
            <text:p>0.8216216216</text:p>
          </table:table-cell>
          <table:table-cell office:value-type="float" office:value="0.014803312365" calcext:value-type="float">
            <text:p>0.0148033124</text:p>
          </table:table-cell>
          <table:table-cell/>
          <table:table-cell office:value-type="float" office:value="0.845945945946" calcext:value-type="float">
            <text:p>0.8459459459</text:p>
          </table:table-cell>
          <table:table-cell office:value-type="float" office:value="0.0245485163846" calcext:value-type="float">
            <text:p>0.0245485164</text:p>
          </table:table-cell>
          <table:table-cell/>
          <table:table-cell table:formula="of:=ABS([.E25] - [.B25])" office:value-type="float" office:value="0.024324324324" calcext:value-type="float">
            <text:p>0.0243243243</text:p>
          </table:table-cell>
          <table:table-cell/>
          <table:table-cell table:formula="of:=SQRT( (([.B33]-1)*[.C25]^2+([.B33]-1)*[.F25]^2) / (2 * [.B33] - 2) )" office:value-type="float" office:value="0.0202702702702842" calcext:value-type="float">
            <text:p>0.0202702703</text:p>
          </table:table-cell>
          <table:table-cell table:formula="of:= [.H25] / ([.J25] * SQRT( (1 / SQRT([.B33])) + (1 / SQRT([.B33]) )))" office:value-type="float" office:value="1.26884551611089" calcext:value-type="float">
            <text:p>1.2688455161</text:p>
          </table:table-cell>
          <table:table-cell/>
          <table:table-cell table:formula="of:= COM.MICROSOFT.T.DIST.2T([.K25]; [.B33] - 1)" office:value-type="float" office:value="0.273307047949398" calcext:value-type="float">
            <text:p>0.2733070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B</text:p>
          </table:table-cell>
          <table:table-cell office:value-type="float" office:value="0.789189189189" calcext:value-type="float">
            <text:p>0.7891891892</text:p>
          </table:table-cell>
          <table:table-cell office:value-type="float" office:value="0.028022218045" calcext:value-type="float">
            <text:p>0.028022218</text:p>
          </table:table-cell>
          <table:table-cell/>
          <table:table-cell office:value-type="float" office:value="0.791891891892" calcext:value-type="float">
            <text:p>0.7918918919</text:p>
          </table:table-cell>
          <table:table-cell office:value-type="float" office:value="0.028022218045" calcext:value-type="float">
            <text:p>0.028022218</text:p>
          </table:table-cell>
          <table:table-cell/>
          <table:table-cell table:formula="of:=ABS([.E26] - [.B26])" office:value-type="float" office:value="0.00270270270299999" calcext:value-type="float">
            <text:p>0.0027027027</text:p>
          </table:table-cell>
          <table:table-cell/>
          <table:table-cell table:formula="of:=SQRT( (([.B34]-1)*[.C26]^2+([.B34]-1)*[.F26]^2) / (2 * [.B34] - 2) )" office:value-type="float" office:value="0.028022218045" calcext:value-type="float">
            <text:p>0.028022218</text:p>
          </table:table-cell>
          <table:table-cell table:formula="of:= [.H26] / ([.J26] * SQRT( (1 / SQRT([.B34])) + (1 / SQRT([.B34]) )))" office:value-type="float" office:value="0.101981940444048" calcext:value-type="float">
            <text:p>0.1019819404</text:p>
          </table:table-cell>
          <table:table-cell/>
          <table:table-cell table:formula="of:= COM.MICROSOFT.T.DIST.2T([.K26]; [.B34] - 1)" office:value-type="float" office:value="0.923678819170393" calcext:value-type="float">
            <text:p>0.923678819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: Number of sample points (= k_folds)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4:37:40.739480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6:38:29.121718094</meta:creation-date>
    <dc:date>2016-12-08T15:55:32.208358412</dc:date>
    <meta:editing-duration>PT2H56M57S</meta:editing-duration>
    <meta:editing-cycles>7</meta:editing-cycles>
    <meta:generator>LibreOffice/5.1.4.2$Linux_X86_64 LibreOffice_project/10m0$Build-2</meta:generator>
    <meta:document-statistic meta:table-count="1" meta:cell-count="151" meta:object-count="0"/>
  </office:meta>
</office:document-meta>
</file>